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0541"/>
    </style:style>
    <style:style style:name="P2" style:family="paragraph" style:parent-style-name="Standard">
      <style:paragraph-properties fo:text-align="center" style:justify-single-word="false"/>
      <style:text-properties officeooo:paragraph-rsid="001c0541"/>
    </style:style>
    <style:style style:name="P3" style:family="paragraph" style:parent-style-name="Standard">
      <style:text-properties officeooo:rsid="002b1a27" officeooo:paragraph-rsid="002b1a27"/>
    </style:style>
    <style:style style:name="P4" style:family="paragraph">
      <style:text-properties style:font-name="F" fo:font-size="12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text-properties style:font-name="F" fo:font-size="11pt" style:font-size-asian="11pt" style:font-size-complex="11pt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style:font-name="F" fo:font-size="12pt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DejaVu Sans" fo:font-size="11pt" style:font-size-asian="11pt" style:font-size-complex="11pt"/>
    </style:style>
    <style:style style:name="T2" style:family="text">
      <style:text-properties style:font-name="F" fo:font-size="11pt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/>
    </style:style>
    <style:style style:name="T5" style:family="text">
      <style:text-properties style:font-name="F" fo:font-size="10pt" style:font-size-asian="10pt" style:font-size-complex="1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color="#000000" draw:fill="none" draw:fill-color="#ffffff" fo:min-height="2.55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1.64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1.25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none" draw:fill-color="#ffffff" fo:min-height="1.73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none" draw:fill-color="#ffffff" fo:min-height="1.40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6" style:family="graphic">
      <style:graphic-properties draw:stroke="solid" svg:stroke-color="#000000" draw:fill="none" draw:fill-color="#ffffff" fo:min-height="3.52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color="#000000" draw:fill="none" draw:fill-color="#ffffff" fo:min-height="0.44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9" style:family="graphic">
      <style:graphic-properties draw:stroke="solid" svg:stroke-color="#000000" draw:fill="none" draw:fill-color="#ffffff" draw:textarea-vertical-align="middle" fo:min-height="0.44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10" style:family="graphic">
      <style:graphic-properties draw:stroke="solid" svg:stroke-color="#000000" draw:fill="none" draw:fill-color="#ffffff" draw:textarea-vertical-align="middle" fo:min-height="0.44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draw:frame text:anchor-type="paragraph" draw:z-index="3" draw:name="Forme1" draw:style-name="gr3" draw:text-style-name="P5" svg:width="3.92cm" svg:height="1.851cm" svg:x="1.566cm" svg:y="0.085cm"><draw:text-box><text:p><text:span text:style-name="T2">M</text:span><text:span text:style-name="T2">ar</text:span><text:span text:style-name="T2">qu</text:span><text:span text:style-name="T2">e</text:span></text:p><text:p text:style-name="P4"><text:span text:style-name="T3">Id </text:span><text:span text:style-name="T3">IN</text:span><text:span text:style-name="T3">T </text:span><text:span text:style-name="T3">PK</text:span></text:p><text:p text:style-name="P4"><text:span text:style-name="T3">No</text:span><text:span text:style-name="T3">m</text:span></text:p><text:p text:style-name="P4"/></draw:text-box></draw:frame></text:p>
      <text:p text:style-name="P1"><draw:frame text:anchor-type="paragraph" draw:z-index="17" draw:name="Forme1" draw:style-name="gr8" draw:text-style-name="P11" svg:width="0.563cm" svg:height="0.442cm" svg:x="5.486cm" svg:y="0.4cm"><draw:text-box><text:p text:style-name="P4"><text:span text:style-name="T5">1.n</text:span></text:p></draw:text-box></draw:frame></text:p>
      <text:p text:style-name="P1"><draw:line text:anchor-type="paragraph" draw:z-index="7" draw:name="Forme2" draw:style-name="gr7" draw:text-style-name="P10" svg:x1="6.048cm" svg:y1="0.355cm" svg:x2="7.371cm" svg:y2="4.407cm"><text:p/></draw:line></text:p>
      <text:p text:style-name="P2"><draw:frame text:anchor-type="paragraph" draw:z-index="1" draw:name="Forme1" draw:style-name="gr2" draw:text-style-name="P5" svg:width="3.92cm" svg:height="1.851cm" svg:x="1.602cm" svg:y="0.852cm"><draw:text-box><text:p><text:span text:style-name="T2">Co</text:span><text:span text:style-name="T2">ul</text:span><text:span text:style-name="T2">eu</text:span><text:span text:style-name="T2">r</text:span></text:p><text:p text:style-name="P4"><text:span text:style-name="T2">Id </text:span><text:span text:style-name="T3">IN</text:span><text:span text:style-name="T3">T </text:span><text:span text:style-name="T3">PK</text:span></text:p><text:p text:style-name="P4"><text:span text:style-name="T3">No</text:span><text:span text:style-name="T3">m </text:span><text:span text:style-name="T3">Va</text:span><text:span text:style-name="T3">rc</text:span><text:span text:style-name="T3">ha</text:span><text:span text:style-name="T3">r</text:span></text:p><text:p text:style-name="P4"/></draw:text-box></draw:frame><draw:frame text:anchor-type="paragraph" draw:z-index="2" draw:name="Forme1" draw:style-name="gr3" draw:text-style-name="P5" svg:width="3.92cm" svg:height="1.851cm" svg:x="1.632cm" svg:y="5.554cm"><draw:text-box><text:p><text:span text:style-name="T2">Po</text:span><text:span text:style-name="T2">int</text:span><text:span text:style-name="T2">ur</text:span><text:span text:style-name="T2">e</text:span></text:p><text:p text:style-name="P4"><text:span text:style-name="T2">Id </text:span><text:span text:style-name="T3">IN</text:span><text:span text:style-name="T3">T </text:span><text:span text:style-name="T3">PK</text:span></text:p><text:p text:style-name="P4"><text:span text:style-name="T3">IN</text:span><text:span text:style-name="T3">T</text:span></text:p><text:p text:style-name="P4"/></draw:text-box></draw:frame><draw:frame text:anchor-type="paragraph" draw:z-index="4" draw:name="Forme1" draw:style-name="gr4" draw:text-style-name="P8" svg:width="3.92cm" svg:height="1.731cm" svg:x="1.616cm" svg:y="3.33cm"><draw:text-box><text:p text:style-name="P6"><text:span text:style-name="T2">M</text:span><text:span text:style-name="T2">od</text:span><text:span text:style-name="T2">èl</text:span><text:span text:style-name="T2">e</text:span></text:p><text:p text:style-name="P7"><text:span text:style-name="T2">Id </text:span><text:span text:style-name="T3">IN</text:span><text:span text:style-name="T3">T </text:span><text:span text:style-name="T3">PK</text:span></text:p><text:p text:style-name="P7"><text:span text:style-name="T3">No</text:span><text:span text:style-name="T3">m</text:span></text:p></draw:text-box></draw:frame><draw:frame text:anchor-type="paragraph" draw:z-index="5" draw:name="Forme1" draw:style-name="gr5" draw:text-style-name="P9" svg:width="3.922cm" svg:height="2.296cm" svg:x="12.106cm" svg:y="9.717cm"><draw:text-box><text:p><text:span text:style-name="T1">Co</text:span><text:span text:style-name="T1">m</text:span><text:span text:style-name="T1">m</text:span><text:span text:style-name="T1">an</text:span><text:span text:style-name="T1">de</text:span></text:p><text:p><text:span text:style-name="T1">Id </text:span><text:span text:style-name="T1">IN</text:span><text:span text:style-name="T1">T</text:span></text:p><text:p><text:span text:style-name="T1">id</text:span><text:span text:style-name="T1">_c</text:span><text:span text:style-name="T1">ha</text:span><text:span text:style-name="T1">us</text:span><text:span text:style-name="T1">su</text:span><text:span text:style-name="T1">re </text:span><text:span text:style-name="T1">FK</text:span></text:p><text:p><text:span text:style-name="T1">id</text:span><text:span text:style-name="T1">_cl</text:span><text:span text:style-name="T1">ie</text:span><text:span text:style-name="T1">nt </text:span><text:span text:style-name="T1">FK</text:span></text:p><text:p><text:span text:style-name="T4"/></text:p></draw:text-box></draw:frame><draw:frame text:anchor-type="paragraph" draw:z-index="6" draw:name="Forme1" draw:style-name="gr6" draw:text-style-name="P5" svg:width="3.92cm" svg:height="3.657cm" svg:x="7.934cm" svg:y="1.984cm"><draw:text-box><text:p><text:span text:style-name="T2">Ch</text:span><text:span text:style-name="T2">au</text:span><text:span text:style-name="T2">ss</text:span><text:span text:style-name="T2">ur</text:span><text:span text:style-name="T2">e</text:span></text:p><text:p text:style-name="P4"><text:span text:style-name="T3">Id </text:span><text:span text:style-name="T3">PK</text:span></text:p><text:p text:style-name="P4"><text:span text:style-name="T3">id</text:span><text:span text:style-name="T3">_</text:span><text:span text:style-name="T3">m</text:span><text:span text:style-name="T3">ar</text:span><text:span text:style-name="T3">qu</text:span><text:span text:style-name="T3">e </text:span><text:span text:style-name="T3">FK</text:span></text:p><text:p text:style-name="P4"><text:span text:style-name="T3">id</text:span><text:span text:style-name="T3">_c</text:span><text:span text:style-name="T3">ou</text:span><text:span text:style-name="T3">le</text:span><text:span text:style-name="T3">ur </text:span><text:span text:style-name="T3">FK</text:span></text:p><text:p text:style-name="P4"><text:span text:style-name="T3">id</text:span><text:span text:style-name="T3">_</text:span><text:span text:style-name="T3">m</text:span><text:span text:style-name="T3">od</text:span><text:span text:style-name="T3">èl</text:span><text:span text:style-name="T3">e </text:span><text:span text:style-name="T3">FK</text:span></text:p><text:p text:style-name="P4"><text:span text:style-name="T3">id</text:span><text:span text:style-name="T3">_p</text:span><text:span text:style-name="T3">oi</text:span><text:span text:style-name="T3">nt</text:span><text:span text:style-name="T3">ur</text:span><text:span text:style-name="T3">e </text:span><text:span text:style-name="T3">FK</text:span></text:p><text:p text:style-name="P4"><text:span text:style-name="T3">Pri</text:span><text:span text:style-name="T3">x </text:span><text:span text:style-name="T3">IN</text:span><text:span text:style-name="T3">T</text:span></text:p><text:p text:style-name="P4"/></draw:text-box></draw:frame><draw:frame text:anchor-type="paragraph" draw:z-index="15" draw:name="Forme1" draw:style-name="gr8" draw:text-style-name="P11" svg:width="0.563cm" svg:height="0.442cm" svg:x="5.521cm" svg:y="1.79cm"><draw:text-box><text:p text:style-name="P4"><text:span text:style-name="T5">1.n</text:span></text:p></draw:text-box></draw:frame><draw:frame text:anchor-type="paragraph" draw:z-index="16" draw:name="Forme1" draw:style-name="gr8" draw:text-style-name="P11" svg:width="0.563cm" svg:height="0.442cm" svg:x="5.535cm" svg:y="3.941cm"><draw:text-box><text:p text:style-name="P4"><text:span text:style-name="T5">1.n</text:span></text:p></draw:text-box></draw:frame><draw:frame text:anchor-type="paragraph" draw:z-index="18" draw:name="Forme1" draw:style-name="gr8" draw:text-style-name="P11" svg:width="0.563cm" svg:height="0.442cm" svg:x="5.551cm" svg:y="6.271cm"><draw:text-box><text:p text:style-name="P4"><text:span text:style-name="T5">1.n</text:span></text:p></draw:text-box></draw:frame><draw:frame text:anchor-type="paragraph" draw:z-index="11" draw:name="Forme1" draw:style-name="gr8" draw:text-style-name="P11" svg:width="0.563cm" svg:height="0.442cm" svg:x="7.371cm" svg:y="3.72cm"><draw:text-box><text:p text:style-name="P4"><text:span text:style-name="T5">0.n</text:span></text:p></draw:text-box></draw:frame><draw:frame text:anchor-type="paragraph" draw:z-index="0" draw:name="Forme1" draw:style-name="gr1" draw:text-style-name="P5" svg:width="3.92cm" svg:height="3.206cm" svg:x="4.445cm" svg:y="9.398cm"><draw:text-box><text:p><text:span text:style-name="T1">Cli</text:span><text:span text:style-name="T1">en</text:span><text:span text:style-name="T1">t</text:span></text:p><text:p text:style-name="P4"><text:span text:style-name="T1">Id </text:span><text:span text:style-name="T1">IN</text:span><text:span text:style-name="T1">T </text:span><text:span text:style-name="T1">PK</text:span></text:p><text:p text:style-name="P4"><text:span text:style-name="T1">No</text:span><text:span text:style-name="T1">m </text:span><text:span text:style-name="T1">Va</text:span><text:span text:style-name="T1">rc</text:span><text:span text:style-name="T1">ha</text:span><text:span text:style-name="T1">r</text:span></text:p><text:p text:style-name="P4"><text:span text:style-name="T1">pr</text:span><text:span text:style-name="T1">én</text:span><text:span text:style-name="T1">o</text:span><text:span text:style-name="T1">m</text:span></text:p><text:p text:style-name="P4"><text:span text:style-name="T1">E-</text:span><text:span text:style-name="T1">m</text:span><text:span text:style-name="T1">ail</text:span></text:p><text:p text:style-name="P4"><text:span text:style-name="T1">id</text:span><text:span text:style-name="T1">_c</text:span><text:span text:style-name="T1">o</text:span><text:span text:style-name="T1">m</text:span><text:span text:style-name="T1">m</text:span><text:span text:style-name="T1">an</text:span><text:span text:style-name="T1">de </text:span><text:span text:style-name="T1">FK</text:span></text:p><text:p text:style-name="P4"/></draw:text-box></draw:frame><draw:frame text:anchor-type="paragraph" draw:z-index="12" draw:name="Forme1" draw:style-name="gr8" draw:text-style-name="P11" svg:width="0.563cm" svg:height="0.442cm" svg:x="11.543cm" svg:y="10.567cm"><draw:text-box><text:p text:style-name="P4"><text:span text:style-name="T5">0.n</text:span></text:p></draw:text-box></draw:frame><draw:frame text:anchor-type="paragraph" draw:z-index="14" draw:name="Forme1" draw:style-name="gr8" draw:text-style-name="P11" svg:width="0.563cm" svg:height="0.442cm" svg:x="8.364cm" svg:y="10.656cm"><draw:text-box><text:p text:style-name="P4"><text:span text:style-name="T5">1.n</text:span></text:p></draw:text-box></draw:frame><draw:frame text:anchor-type="paragraph" draw:z-index="13" draw:name="Forme1" draw:style-name="gr8" draw:text-style-name="P11" svg:width="0.563cm" svg:height="0.442cm" svg:x="9.571cm" svg:y="5.641cm"><draw:text-box><text:p text:style-name="P4"><text:span text:style-name="T5">0.n</text:span></text:p></draw:text-box></draw:frame><draw:frame text:anchor-type="paragraph" draw:z-index="21" draw:name="Forme1" draw:style-name="gr5" draw:text-style-name="P9" svg:width="3.922cm" svg:height="5.005cm" svg:x="12.1cm" svg:y="14.785cm"><draw:text-box><text:p><text:span text:style-name="T1">Liv</text:span><text:span text:style-name="T1">rai</text:span><text:span text:style-name="T1">so</text:span><text:span text:style-name="T1">n</text:span></text:p><text:p><text:span text:style-name="T1">Id </text:span><text:span text:style-name="T1">IN</text:span><text:span text:style-name="T1">T </text:span><text:span text:style-name="T1">PK</text:span></text:p><text:p><text:span text:style-name="T1">Id</text:span><text:span text:style-name="T1">_cl</text:span><text:span text:style-name="T1">ie</text:span><text:span text:style-name="T1">nt </text:span><text:span text:style-name="T1">FK</text:span></text:p><text:p><text:span text:style-name="T1">So</text:span><text:span text:style-name="T1">cie</text:span><text:span text:style-name="T1">te </text:span><text:span text:style-name="T1">Va</text:span><text:span text:style-name="T1">rc</text:span><text:span text:style-name="T1">ha</text:span><text:span text:style-name="T1">r</text:span></text:p><text:p><text:span text:style-name="T1">Nu</text:span><text:span text:style-name="T1">m</text:span><text:span text:style-name="T1">er</text:span><text:span text:style-name="T1">o </text:span><text:span text:style-name="T1">IN</text:span><text:span text:style-name="T1">T</text:span></text:p><text:p><text:span text:style-name="T1">Vo</text:span><text:span text:style-name="T1">ie</text:span><text:span text:style-name="T1">Va</text:span><text:span text:style-name="T1">rc</text:span><text:span text:style-name="T1">ha</text:span><text:span text:style-name="T1">r</text:span></text:p><text:p><text:span text:style-name="T1">Co</text:span><text:span text:style-name="T1">de </text:span><text:span text:style-name="T1">po</text:span><text:span text:style-name="T1">st</text:span><text:span text:style-name="T1">al </text:span><text:span text:style-name="T1">IN</text:span><text:span text:style-name="T1">T</text:span></text:p><text:p><text:span text:style-name="T1">Vil</text:span><text:span text:style-name="T1">le </text:span><text:span text:style-name="T1">Va</text:span><text:span text:style-name="T1">rc</text:span><text:span text:style-name="T1">ha</text:span><text:span text:style-name="T1">r</text:span></text:p><text:p><text:span text:style-name="T1">id</text:span><text:span text:style-name="T1">_c</text:span><text:span text:style-name="T1">ha</text:span><text:span text:style-name="T1">us</text:span><text:span text:style-name="T1">su</text:span><text:span text:style-name="T1">re</text:span></text:p><text:p><text:span text:style-name="T1">id</text:span><text:span text:style-name="T1">_cl</text:span><text:span text:style-name="T1">ie</text:span><text:span text:style-name="T1">nt</text:span></text:p><text:p><text:span text:style-name="T4"/></text:p></draw:text-box></draw:frame><draw:frame text:anchor-type="paragraph" draw:z-index="23" draw:name="Forme1" draw:style-name="gr9" draw:text-style-name="P13" svg:width="0.563cm" svg:height="0.442cm" svg:x="13.709cm" svg:y="14.344cm"><draw:text-box><text:p text:style-name="P12"><text:span text:style-name="T6">1</text:span></text:p></draw:text-box></draw:frame><draw:frame text:anchor-type="paragraph" draw:z-index="24" draw:name="Forme1" draw:style-name="gr10" draw:text-style-name="P13" svg:width="0.563cm" svg:height="0.442cm" svg:x="13.735cm" svg:y="12.007cm"><draw:text-box><text:p text:style-name="P12"><text:span text:style-name="T6">1</text:span></text:p></draw:text-box></draw:frame><draw:line text:anchor-type="paragraph" draw:z-index="8" draw:name="Forme3" draw:style-name="gr7" draw:text-style-name="P10" svg:x1="6.084cm" svg:y1="2.231cm" svg:x2="7.372cm" svg:y2="3.919cm"><text:p/></draw:line><draw:line text:anchor-type="paragraph" draw:z-index="9" draw:name="Forme4" draw:style-name="gr7" draw:text-style-name="P10" svg:x1="7.372cm" svg:y1="3.919cm" svg:x2="6.114cm" svg:y2="3.94cm"><text:p/></draw:line><draw:line text:anchor-type="paragraph" draw:z-index="10" draw:name="Forme5" draw:style-name="gr7" draw:text-style-name="P10" svg:x1="7.372cm" svg:y1="3.919cm" svg:x2="6.114cm" svg:y2="6.27cm"><text:p/></draw:line><draw:line text:anchor-type="paragraph" draw:z-index="19" draw:name="Forme7" draw:style-name="gr7" draw:text-style-name="P10" svg:x1="8.927cm" svg:y1="10.897cm" svg:x2="11.543cm" svg:y2="10.814cm"><text:p/></draw:line><draw:line text:anchor-type="paragraph" draw:z-index="20" draw:name="Forme2" draw:style-name="gr7" draw:text-style-name="P10" svg:x1="9.835cm" svg:y1="6.082cm" svg:x2="11.542cm" svg:y2="10.815cm"><text:p/></draw:line><draw:line text:anchor-type="paragraph" draw:z-index="22" draw:name="Forme7" draw:style-name="gr7" draw:text-style-name="P10" svg:x1="13.989cm" svg:y1="14.344cm" svg:x2="13.989cm" svg:y2="12.448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3:58:34.897552817</meta:creation-date>
    <dc:date>2019-09-03T19:20:13.588493250</dc:date>
    <meta:editing-duration>PT57M29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